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able_20_Contents">
      <style:text-properties fo:color="#ff5254" loext:opacity="100%" style:font-name="Calibri" fo:language="es" fo:country="ES" fo:font-weight="bold" officeooo:rsid="001ce776" officeooo:paragraph-rsid="001ce776" style:font-weight-asian="bold" style:font-weight-complex="bold"/>
    </style:style>
    <style:style style:name="P2" style:family="paragraph" style:parent-style-name="Footer">
      <style:paragraph-properties fo:text-align="start" style:justify-single-word="false"/>
      <style:text-properties fo:color="#ff5254" loext:opacity="100%" style:font-name="Calibri" fo:font-size="10pt" fo:language="es" fo:country="ES" officeooo:paragraph-rsid="001e2e5f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color="#ff5254" loext:opacity="100%" style:font-name="Calibri" fo:font-size="12pt" fo:language="es" fo:country="ES" fo:font-style="normal" style:text-underline-style="none" officeooo:rsid="001e2e5f" officeooo:paragraph-rsid="001e2e5f" fo:background-color="transparent" style:font-size-asian="12pt" style:font-style-asian="normal" style:font-size-complex="12pt" style:font-style-complex="normal"/>
    </style:style>
    <style:style style:name="P4" style:family="paragraph" style:parent-style-name="Table_20_Contents">
      <style:text-properties style:font-name="Calibri" fo:language="es" fo:country="ES" officeooo:rsid="001ce776" officeooo:paragraph-rsid="001ce776"/>
    </style:style>
    <style:style style:name="P5" style:family="paragraph" style:parent-style-name="Standard">
      <style:paragraph-properties fo:text-align="start" style:justify-single-word="false"/>
      <style:text-properties fo:color="#999999" loext:opacity="100%" style:font-name="Calibri" fo:font-size="10pt" fo:language="es" fo:country="ES" fo:font-style="italic" fo:font-weight="bold" officeooo:rsid="001e2e5f" officeooo:paragraph-rsid="001ce776" style:font-style-asian="italic" style:font-weight-asian="bold" style:font-style-complex="italic" style:font-weight-complex="bold"/>
    </style:style>
    <style:style style:name="P6" style:family="paragraph" style:parent-style-name="Standard">
      <style:text-properties fo:color="#000000" loext:opacity="100%" style:font-name="Calibri" fo:font-size="10pt" fo:language="es" fo:country="ES" style:text-underline-style="none" officeooo:rsid="001b9de4" officeooo:paragraph-rsid="001e2e5f" style:font-size-asian="10pt" style:font-size-complex="10pt"/>
    </style:style>
    <style:style style:name="P7" style:family="paragraph" style:parent-style-name="Standard">
      <style:text-properties fo:color="#000000" loext:opacity="100%" style:font-name="Calibri" fo:font-size="10pt" fo:language="es" fo:country="ES" style:text-underline-style="none" officeooo:rsid="001b9de4" officeooo:paragraph-rsid="002aacaa" style:font-size-asian="10pt" style:font-size-complex="10pt"/>
    </style:style>
    <style:style style:name="P8" style:family="paragraph" style:parent-style-name="Standard">
      <style:text-properties fo:color="#000000" loext:opacity="100%" style:font-name="Calibri" fo:font-size="10pt" fo:language="es" fo:country="ES" style:text-underline-style="none" officeooo:rsid="001e2e5f" officeooo:paragraph-rsid="001e2e5f" style:font-size-asian="10pt" style:font-size-complex="10pt"/>
    </style:style>
    <style:style style:name="P9" style:family="paragraph" style:parent-style-name="Standard">
      <style:text-properties fo:color="#000000" loext:opacity="100%" style:font-name="Calibri" fo:font-size="10pt" fo:language="es" fo:country="ES" style:text-underline-style="none" officeooo:rsid="001e2e5f" officeooo:paragraph-rsid="002aacaa" style:font-size-asian="10pt" style:font-size-complex="10pt"/>
    </style:style>
    <style:style style:name="P10" style:family="paragraph" style:parent-style-name="Standard">
      <style:text-properties fo:color="#000000" loext:opacity="100%" style:font-name="Calibri" fo:font-size="10pt" fo:language="es" fo:country="ES" style:text-underline-style="none" officeooo:rsid="001ccad3" officeooo:paragraph-rsid="0020b36f" style:font-size-asian="10pt" style:font-size-complex="10pt"/>
    </style:style>
    <style:style style:name="P11" style:family="paragraph" style:parent-style-name="Standard">
      <style:text-properties fo:color="#000000" loext:opacity="100%" style:font-name="Calibri" fo:font-size="10pt" fo:language="es" fo:country="ES" style:text-underline-style="none" officeooo:rsid="001e2e5f" officeooo:paragraph-rsid="001e2e5f" fo:background-color="#ffff00" style:font-size-asian="10pt" style:font-size-complex="10pt"/>
    </style:style>
    <style:style style:name="P12" style:family="paragraph" style:parent-style-name="Standard">
      <style:text-properties fo:color="#000000" loext:opacity="100%" style:font-name="Calibri" fo:font-size="10pt" fo:language="es" fo:country="ES" style:text-underline-style="none" officeooo:rsid="001b9de4" officeooo:paragraph-rsid="001e2e5f" fo:background-color="#ffff00" style:font-size-asian="10pt" style:font-size-complex="10pt"/>
    </style:style>
    <style:style style:name="P13" style:family="paragraph" style:parent-style-name="Standard">
      <style:text-properties fo:color="#000000" loext:opacity="100%" style:font-name="Calibri" fo:font-size="10pt" fo:language="es" fo:country="ES" style:text-underline-style="none" officeooo:rsid="001e2e5f" officeooo:paragraph-rsid="001e2e5f" fo:background-color="#b4c7dc" style:font-size-asian="10pt" style:font-size-complex="10pt"/>
    </style:style>
    <style:style style:name="P14" style:family="paragraph" style:parent-style-name="Standard">
      <style:text-properties fo:color="#000000" loext:opacity="100%" style:font-name="Calibri" fo:font-size="10pt" fo:language="es" fo:country="ES" style:text-underline-style="none" fo:font-weight="normal" officeooo:rsid="001b9de4" officeooo:paragraph-rsid="001e2e5f" fo:background-color="transparent" style:font-size-asian="10pt" style:font-weight-asian="normal" style:font-size-complex="10pt" style:font-weight-complex="normal"/>
    </style:style>
    <style:style style:name="P15" style:family="paragraph" style:parent-style-name="Standard">
      <style:text-properties fo:color="#000000" loext:opacity="100%" style:font-name="Calibri" fo:font-size="10pt" fo:language="es" fo:country="ES" style:text-underline-style="none" fo:font-weight="normal" officeooo:rsid="001b9de4" officeooo:paragraph-rsid="002aacaa" fo:background-color="transparent" style:font-size-asian="10pt" style:font-weight-asian="normal" style:font-size-complex="10pt" style:font-weight-complex="normal"/>
    </style:style>
    <style:style style:name="P16" style:family="paragraph" style:parent-style-name="Standard">
      <style:text-properties fo:color="#000000" loext:opacity="100%" style:font-name="Calibri" fo:font-size="10pt" fo:language="es" fo:country="ES" officeooo:rsid="001ad87e" officeooo:paragraph-rsid="001e2e5f" style:font-size-asian="10pt" style:font-size-complex="10pt"/>
    </style:style>
    <style:style style:name="P17" style:family="paragraph" style:parent-style-name="Standard">
      <style:text-properties fo:color="#000000" loext:opacity="100%" style:font-name="Calibri" fo:font-size="10pt" fo:language="es" fo:country="ES" officeooo:rsid="001b9de4" officeooo:paragraph-rsid="001e2e5f" style:font-size-asian="10pt" style:font-size-complex="10pt"/>
    </style:style>
    <style:style style:name="P18" style:family="paragraph" style:parent-style-name="Standard">
      <style:text-properties fo:color="#000000" loext:opacity="100%" style:font-name="Calibri" fo:font-size="10pt" fo:language="es" fo:country="ES" officeooo:rsid="001b9de4" officeooo:paragraph-rsid="00387d8f" style:font-size-asian="10pt" style:font-size-complex="10pt"/>
    </style:style>
    <style:style style:name="P19" style:family="paragraph" style:parent-style-name="Standard">
      <style:text-properties fo:color="#000000" loext:opacity="100%" style:font-name="Calibri" fo:font-size="10pt" fo:language="es" fo:country="ES" officeooo:rsid="0024c018" officeooo:paragraph-rsid="0024c018" style:font-size-asian="10pt" style:font-size-complex="10pt"/>
    </style:style>
    <style:style style:name="P20" style:family="paragraph" style:parent-style-name="Standard">
      <style:text-properties fo:color="#000000" loext:opacity="100%" style:font-name="Calibri" fo:font-size="10pt" fo:language="es" fo:country="ES" officeooo:rsid="0027727d" officeooo:paragraph-rsid="0027727d" style:font-size-asian="10pt" style:font-size-complex="10pt"/>
    </style:style>
    <style:style style:name="P21" style:family="paragraph" style:parent-style-name="Standard">
      <style:text-properties fo:color="#000000" loext:opacity="100%" style:font-name="Calibri" fo:font-size="10pt" fo:language="es" fo:country="ES" officeooo:rsid="001b9de4" officeooo:paragraph-rsid="001e2e5f" fo:background-color="transparent"/>
    </style:style>
    <style:style style:name="P22" style:family="paragraph" style:parent-style-name="Standard">
      <style:text-properties fo:color="#000000" loext:opacity="100%" style:font-name="Calibri" fo:font-size="10pt" fo:language="es" fo:country="ES" officeooo:rsid="001b9de4" officeooo:paragraph-rsid="0020b36f" fo:background-color="transparent"/>
    </style:style>
    <style:style style:name="P23" style:family="paragraph" style:parent-style-name="Standard">
      <style:text-properties fo:color="#000000" loext:opacity="100%" style:font-name="Calibri" fo:font-size="12pt" fo:language="es" fo:country="ES" style:text-underline-style="none" fo:font-weight="normal" officeooo:rsid="002c9391" officeooo:paragraph-rsid="00312469" fo:background-color="#dee6ef" style:font-size-asian="10pt" style:font-weight-asian="normal" style:font-size-complex="10pt" style:font-weight-complex="normal"/>
    </style:style>
    <style:style style:name="P24" style:family="paragraph" style:parent-style-name="Standard">
      <style:text-properties fo:color="#000000" loext:opacity="100%" style:font-name="Calibri" fo:font-size="12pt" fo:language="es" fo:country="ES" style:text-underline-style="none" fo:font-weight="normal" officeooo:rsid="002c9391" officeooo:paragraph-rsid="0031ff23" fo:background-color="#dee6ef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loext:opacity="100%" style:font-name="Calibri" fo:font-size="12pt" fo:language="es" fo:country="ES" style:text-underline-style="none" officeooo:rsid="001b9de4" officeooo:paragraph-rsid="0040ed84" fo:background-color="#dee6ef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fo:color="#000000" loext:opacity="100%" style:font-name="Calibri" fo:font-size="12pt" fo:language="es" fo:country="ES" style:text-underline-style="none" officeooo:rsid="001e2e5f" officeooo:paragraph-rsid="0040ed84" fo:background-color="#dee6ef" style:font-size-asian="10pt" style:font-size-complex="10pt"/>
    </style:style>
    <style:style style:name="P27" style:family="paragraph" style:parent-style-name="Standard">
      <style:text-properties fo:color="#00a933" loext:opacity="100%" style:font-name="Calibri" fo:font-size="10pt" fo:language="es" fo:country="ES" style:text-underline-style="none" fo:font-weight="bold" officeooo:rsid="0025eb0c" officeooo:paragraph-rsid="0020b36f" fo:background-color="transparent" style:font-size-asian="10pt" style:font-weight-asian="bold" style:font-size-complex="10pt" style:font-weight-complex="bold"/>
    </style:style>
    <style:style style:name="P28" style:family="paragraph" style:parent-style-name="Standard">
      <style:text-properties style:use-window-font-color="true" loext:opacity="0%" style:font-name="Calibri" fo:font-size="12pt" fo:language="es" fo:country="ES" style:text-underline-style="none" officeooo:rsid="002a15a9" officeooo:paragraph-rsid="002a15a9" fo:background-color="transparent" style:font-size-asian="10pt" style:font-size-complex="10pt"/>
    </style:style>
    <style:style style:name="P29" style:family="paragraph" style:parent-style-name="Standard">
      <style:text-properties style:use-window-font-color="true" loext:opacity="0%" style:font-name="Calibri" fo:font-size="12pt" fo:language="es" fo:country="ES" style:text-underline-style="none" officeooo:rsid="002a7c96" officeooo:paragraph-rsid="002a7c96" fo:background-color="transparent" style:font-size-asian="10pt" style:font-size-complex="10pt"/>
    </style:style>
    <style:style style:name="P30" style:family="paragraph" style:parent-style-name="Standard">
      <loext:graphic-properties draw:fill="solid" draw:fill-color="#ff5254" draw:opacity="100%"/>
      <style:paragraph-properties fo:line-height="150%" fo:background-color="#ff5254" fo:padding="0.199cm" fo:border="0.06pt solid #000000"/>
      <style:text-properties fo:text-transform="uppercase" fo:color="#ffffff" loext:opacity="100%" style:font-name="Calibri" fo:font-size="12pt" fo:language="es" fo:country="ES" fo:font-weight="bold" officeooo:rsid="0150d5ff" officeooo:paragraph-rsid="001ce776" style:font-name-asian="Arial Unicode MS" style:font-size-asian="12pt" style:font-weight-asian="bold" style:font-name-complex="Arial Unicode MS" style:font-size-complex="12pt" style:font-weight-complex="bold"/>
    </style:style>
    <style:style style:name="P31" style:family="paragraph" style:parent-style-name="Standard">
      <loext:graphic-properties draw:fill="solid" draw:fill-color="#ff5254" draw:opacity="100%"/>
      <style:paragraph-properties fo:line-height="150%" fo:break-before="page" fo:background-color="#ff5254" fo:padding="0.199cm" fo:border="0.06pt solid #000000"/>
      <style:text-properties fo:text-transform="uppercase" fo:color="#ffffff" loext:opacity="100%" style:font-name="Calibri" fo:font-size="12pt" fo:language="es" fo:country="ES" fo:font-weight="bold" officeooo:rsid="0150d5ff" officeooo:paragraph-rsid="001e2e5f" style:font-name-asian="Arial Unicode MS" style:font-size-asian="12pt" style:font-weight-asian="bold" style:font-name-complex="Arial Unicode MS" style:font-size-complex="12pt" style:font-weight-complex="bold"/>
    </style:style>
    <style:style style:name="P32" style:family="paragraph" style:parent-style-name="Standard">
      <style:text-properties fo:text-transform="uppercase" fo:color="#ffffff" loext:opacity="100%" style:font-name="Calibri" fo:font-size="12pt" fo:language="es" fo:country="ES" fo:font-weight="bold" officeooo:rsid="0150d5ff" officeooo:paragraph-rsid="001e2e5f" style:font-name-asian="Arial Unicode MS" style:font-size-asian="12pt" style:font-weight-asian="bold" style:font-name-complex="Arial Unicode MS" style:font-size-complex="12pt" style:font-weight-complex="bold"/>
    </style:style>
    <style:style style:name="P33" style:family="paragraph" style:parent-style-name="Standard">
      <style:text-properties fo:color="#000000" loext:opacity="100%" style:font-name="Calibri" fo:font-size="10pt" fo:language="es" fo:country="ES" style:text-underline-style="none" officeooo:rsid="001b9de4" officeooo:paragraph-rsid="001e2e5f" style:font-size-asian="10pt" style:font-size-complex="10pt"/>
    </style:style>
    <style:style style:name="P34" style:family="paragraph" style:parent-style-name="Standard" style:list-style-name="L3">
      <style:text-properties fo:color="#000000" loext:opacity="100%" style:font-name="Calibri" fo:font-size="12pt" fo:language="es" fo:country="ES" style:text-underline-style="none" officeooo:rsid="002aacaa" officeooo:paragraph-rsid="0031ff23" fo:background-color="#dee6ef" style:font-size-asian="10pt" style:font-size-complex="10pt"/>
    </style:style>
    <style:style style:name="P35" style:family="paragraph" style:parent-style-name="Standard" style:list-style-name="L4">
      <style:text-properties fo:color="#000000" loext:opacity="100%" style:font-name="Calibri" fo:font-size="12pt" fo:language="es" fo:country="ES" style:text-underline-style="none" officeooo:rsid="002aacaa" officeooo:paragraph-rsid="0031ff23" fo:background-color="#dee6ef" style:font-size-asian="10pt" style:font-size-complex="10pt"/>
    </style:style>
    <style:style style:name="P36" style:family="paragraph" style:parent-style-name="Standard" style:list-style-name="L2">
      <style:text-properties officeooo:paragraph-rsid="0031ff23"/>
    </style:style>
    <style:style style:name="P37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fo:color="#000000" loext:opacity="100%" style:font-name="Calibri1" fo:font-size="12pt" fo:language="es" fo:country="ES" fo:font-style="normal" style:text-underline-style="none" fo:font-weight="normal" officeooo:rsid="0152d521" officeooo:paragraph-rsid="001e2e5f" fo:background-color="#dee6ef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fo:color="#000000" loext:opacity="100%" style:font-name="Calibri1" fo:font-size="12pt" fo:language="es" fo:country="ES" fo:font-style="normal" style:text-underline-style="none" fo:font-weight="normal" officeooo:rsid="0152d521" officeooo:paragraph-rsid="0040ed84" fo:background-color="#dee6ef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218e9a"/>
    </style:style>
    <style:style style:name="T2" style:family="text">
      <style:text-properties fo:text-transform="uppercase" fo:font-size="11pt" fo:font-weight="bold" officeooo:rsid="013be9f4" style:font-size-asian="11pt" style:font-weight-asian="bold" style:font-size-complex="11pt" style:font-weight-complex="bold"/>
    </style:style>
    <style:style style:name="T3" style:family="text">
      <style:text-properties fo:text-transform="uppercase" fo:font-size="11pt" fo:font-weight="bold" officeooo:rsid="0028f140" style:font-size-asian="11pt" style:font-weight-asian="bold" style:font-size-complex="11pt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fo:font-weight="bold" officeooo:rsid="000caee2" style:font-size-asian="11pt" style:font-weight-asian="bold" style:font-size-complex="11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e2e5f" style:font-weight-asian="bold" style:font-weight-complex="bold"/>
    </style:style>
    <style:style style:name="T8" style:family="text">
      <style:text-properties fo:font-weight="bold" officeooo:rsid="0024c018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1e2e5f"/>
    </style:style>
    <style:style style:name="T11" style:family="text">
      <style:text-properties style:text-underline-style="solid" style:text-underline-width="auto" style:text-underline-color="font-color" officeooo:rsid="0024c018"/>
    </style:style>
    <style:style style:name="T12" style:family="text">
      <style:text-properties officeooo:rsid="001b9de4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1ccad3"/>
    </style:style>
    <style:style style:name="T15" style:family="text">
      <style:text-properties style:text-underline-style="none" fo:font-weight="bold" officeooo:rsid="001e2e5f" style:font-weight-asian="bold" style:font-weight-complex="bold"/>
    </style:style>
    <style:style style:name="T16" style:family="text">
      <style:text-properties style:text-underline-style="none" fo:font-weight="bold" officeooo:rsid="0024c018" style:font-weight-asian="bold" style:font-weight-complex="bold"/>
    </style:style>
    <style:style style:name="T17" style:family="text">
      <style:text-properties style:text-underline-style="none" fo:font-weight="bold" officeooo:rsid="00426aa5" style:font-weight-asian="bold" style:font-weight-complex="bold"/>
    </style:style>
    <style:style style:name="T18" style:family="text">
      <style:text-properties style:text-underline-style="none" officeooo:rsid="001d72db"/>
    </style:style>
    <style:style style:name="T19" style:family="text">
      <style:text-properties style:text-underline-style="none" officeooo:rsid="001e2e5f"/>
    </style:style>
    <style:style style:name="T20" style:family="text">
      <style:text-properties style:text-underline-style="none" officeooo:rsid="001e2e5f" style:font-size-asian="10pt" style:font-size-complex="10pt"/>
    </style:style>
    <style:style style:name="T21" style:family="text">
      <style:text-properties style:text-underline-style="none" officeooo:rsid="001ccad3" style:font-size-asian="10pt" style:font-size-complex="10pt"/>
    </style:style>
    <style:style style:name="T22" style:family="text">
      <style:text-properties style:text-underline-style="none" officeooo:rsid="0024c018"/>
    </style:style>
    <style:style style:name="T23" style:family="text">
      <style:text-properties style:text-underline-style="none" fo:background-color="transparent" loext:char-shading-value="0"/>
    </style:style>
    <style:style style:name="T24" style:family="text">
      <style:text-properties style:text-underline-style="none" officeooo:rsid="0027727d"/>
    </style:style>
    <style:style style:name="T25" style:family="text">
      <style:text-properties style:text-underline-style="none" officeooo:rsid="003670ee"/>
    </style:style>
    <style:style style:name="T26" style:family="text">
      <style:text-properties style:text-underline-style="none" officeooo:rsid="00426aa5"/>
    </style:style>
    <style:style style:name="T27" style:family="text">
      <style:text-properties style:text-underline-style="none" fo:font-weight="normal" officeooo:rsid="00426aa5" style:font-weight-asian="normal" style:font-weight-complex="normal"/>
    </style:style>
    <style:style style:name="T28" style:family="text">
      <style:text-properties style:text-underline-style="none" fo:font-weight="normal" officeooo:rsid="001e2e5f" style:font-weight-asian="normal" style:font-weight-complex="normal"/>
    </style:style>
    <style:style style:name="T29" style:family="text">
      <style:text-properties style:text-underline-style="none" fo:font-weight="normal" officeooo:rsid="0024c018" style:font-weight-asian="normal" style:font-weight-complex="normal"/>
    </style:style>
    <style:style style:name="T30" style:family="text">
      <style:text-properties officeooo:rsid="001e2e5f"/>
    </style:style>
    <style:style style:name="T31" style:family="text">
      <style:text-properties style:use-window-font-color="true" loext:opacity="0%" fo:background-color="#ffff00" loext:char-shading-value="0"/>
    </style:style>
    <style:style style:name="T32" style:family="text">
      <style:text-properties style:use-window-font-color="true" loext:opacity="0%" officeooo:rsid="002e11d9" fo:background-color="#ffff00" loext:char-shading-value="0"/>
    </style:style>
    <style:style style:name="T33" style:family="text">
      <style:text-properties style:text-underline-style="dotted" style:text-underline-width="bold" style:text-underline-color="font-color" officeooo:rsid="001e2e5f"/>
    </style:style>
    <style:style style:name="T34" style:family="text">
      <style:text-properties style:text-underline-style="dotted" style:text-underline-width="bold" style:text-underline-color="font-color" officeooo:rsid="0024c018"/>
    </style:style>
    <style:style style:name="T35" style:family="text">
      <style:text-properties officeooo:rsid="0024c018"/>
    </style:style>
    <style:style style:name="T36" style:family="text">
      <style:text-properties officeooo:rsid="0025d8e0"/>
    </style:style>
    <style:style style:name="T37" style:family="text">
      <style:text-properties officeooo:rsid="002c9391"/>
    </style:style>
    <style:style style:name="T38" style:family="text">
      <style:text-properties officeooo:rsid="0031ff23"/>
    </style:style>
    <style:style style:name="T39" style:family="text">
      <style:text-properties fo:color="#000000" loext:opacity="100%" style:font-name="Calibri" fo:font-size="12pt" fo:language="es" fo:country="ES" style:text-underline-style="none" fo:font-weight="normal" officeooo:rsid="002aacaa" fo:background-color="#dee6ef" loext:char-shading-value="0" style:font-size-asian="10pt" style:font-weight-asian="normal" style:font-size-complex="10pt" style:font-weight-complex="normal"/>
    </style:style>
    <style:style style:name="T40" style:family="text">
      <style:text-properties fo:color="#000000" loext:opacity="100%" style:font-name="Calibri" fo:font-size="12pt" fo:language="es" fo:country="ES" style:text-underline-style="none" fo:font-weight="normal" officeooo:rsid="002c9391" fo:background-color="#dee6ef" loext:char-shading-value="0" style:font-size-asian="10pt" style:font-weight-asian="normal" style:font-size-complex="10pt" style:font-weight-complex="normal"/>
    </style:style>
    <style:style style:name="T41" style:family="text">
      <style:text-properties style:font-name="Calibri1" fo:font-style="normal" fo:font-weight="normal" officeooo:rsid="0152d521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Calibri1" fo:font-style="normal" fo:font-weight="normal" officeooo:rsid="0040ed84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officeooo:rsid="0040ed84"/>
    </style:style>
    <style:style style:name="T44" style:family="text">
      <style:text-properties officeooo:rsid="00426aa5"/>
    </style:style>
    <style:style style:name="T45" style:family="text">
      <style:text-properties style:text-underline-style="long-dash" style:text-underline-width="auto" style:text-underline-color="font-color" officeooo:rsid="001e2e5f"/>
    </style:style>
    <style:style style:name="T46" style:family="text">
      <style:text-properties style:text-underline-style="long-dash" style:text-underline-width="auto" style:text-underline-color="font-color" officeooo:rsid="0024c01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SES DE DATOS" text:name="Modulo"/>
        <text:user-field-decl office:value-type="string" office:string-value="ACTIVIDAD EVALUABLE 2" text:name="Tema"/>
      </text:user-field-decls>
      <text:p text:style-name="P30"><text:span text:style-name="T31">[</text:span><text:span text:style-name="T32">5</text:span><text:span text:style-name="T31"> puntos]</text:span> EJERCICIO 1: MODELADO LÓGICO RELACIONAL</text:p>
      <text:list xml:id="list3941541871" text:style-name="L1">
        <text:list-header>
          <text:p text:style-name="P37">Realiza el paso a tablas <text:span text:style-name="T30">en</text:span> tercera forma normal (3FN).</text:p>
        </text:list-header>
      </text:list>
      <text:p text:style-name="P3">Te mostramos un ejemplo de <text:span text:style-name="T35">notación de </text:span>modelado lógico <text:span text:style-name="T35">que deberás cambiar por </text:span><text:span text:style-name="T36">la</text:span><text:span text:style-name="T35"> de tu diagrama E-R</text:span>:</text:p>
      <text:p text:style-name="P11"/>
      <text:p text:style-name="P16"><text:span text:style-name="T7">T</text:span><text:span text:style-name="T8">ABLA1 </text:span>(<text:span text:style-name="T10">ID</text:span><text:span text:style-name="T11">T1</text:span><text:span text:style-name="T12">, </text:span><text:span text:style-name="T30">nombre</text:span>)</text:p>
      <text:p text:style-name="P17">CP: <text:span text:style-name="T30">ID</text:span><text:span text:style-name="T35">T1</text:span></text:p>
      <text:p text:style-name="P12"/>
      <text:p text:style-name="P17"><text:span text:style-name="T8">TABLA2 </text:span>(<text:span text:style-name="T9">ID</text:span><text:span text:style-name="T11">T2</text:span><text:span text:style-name="T13">, </text:span><text:span text:style-name="T19">nombre, </text:span><text:span text:style-name="T45">ID</text:span><text:span text:style-name="T46">T1</text:span><text:span text:style-name="T13">)</text:span></text:p>
      <text:p text:style-name="P6">CP: ID<text:span text:style-name="T35">T2</text:span></text:p>
      <text:p text:style-name="P17"><text:span text:style-name="T13">CAj: </text:span><text:span text:style-name="T19">ID</text:span><text:span text:style-name="T22">T1</text:span><text:span text:style-name="T13"> → </text:span><text:span text:style-name="T28">T</text:span><text:span text:style-name="T29">ABLA1</text:span><text:span text:style-name="T16"> </text:span><text:span text:style-name="T27">{</text:span><text:span text:style-name="T19">ID</text:span><text:span text:style-name="T22">T1</text:span><text:span text:style-name="T26">}</text:span></text:p>
      <text:p text:style-name="P17"><text:span text:style-name="T18">VNN</text:span><text:span text:style-name="T13">: </text:span><text:span text:style-name="T19">ID</text:span><text:span text:style-name="T25">T1</text:span></text:p>
      <text:p text:style-name="P12"/>
      <text:p text:style-name="P17"><text:span text:style-name="T6">Restricciones</text:span>:</text:p>
      <text:p text:style-name="P21"><text:span text:style-name="T20">(</text:span><text:span text:style-name="T21">1</text:span><text:span text:style-name="T20">) ATT derivado → </text:span></text:p>
      <text:p text:style-name="P17"><text:span text:style-name="T14">(2) </text:span><text:span text:style-name="T19">Pérdida semántica →</text:span></text:p>
      <text:p text:style-name="P19"><text:span text:style-name="T14">(</text:span><text:span text:style-name="T13">3) E</text:span><text:span text:style-name="T23">tc.</text:span></text:p>
      <text:p text:style-name="P13"/>
      <text:p text:style-name="P13"/>
      <text:p text:style-name="P32"/>
      <text:p text:style-name="P31"><text:span text:style-name="T31">[2 puntos]</text:span> EJERCICIO 2: MODELADO FÍSICO DDL (CREACIÓN DE METADATOS)</text:p>
      <text:list xml:id="list233707661090643" text:continue-numbering="true" text:style-name="L1">
        <text:list-header>
          <text:p text:style-name="P38">Indica las sentencias necesarias para incorporar las tablas del ejercicio anterior en MySQL. <text:span text:style-name="T43">Recuerda tener</text:span> cuidado con el orden de las instrucciones.</text:p>
        </text:list-header>
      </text:list>
      <text:p text:style-name="P6"/>
      <text:p text:style-name="P17"><text:span text:style-name="T13">CREATE TABLE </text:span><text:span text:style-name="T19">T</text:span><text:span text:style-name="T24">ABLA1 </text:span><text:span text:style-name="T13">(</text:span></text:p>
      <text:p text:style-name="P6">…</text:p>
      <text:p text:style-name="P6">…</text:p>
      <text:p text:style-name="P6">);</text:p>
      <text:p text:style-name="P6"/>
      <text:p text:style-name="P17"><text:span text:style-name="T13">CREATE TABLE </text:span><text:span text:style-name="T24">TABLA2 </text:span><text:span text:style-name="T13">(</text:span></text:p>
      <text:p text:style-name="P6">…</text:p>
      <text:p text:style-name="P6">…</text:p>
      <text:p text:style-name="P6">);</text:p>
      <text:p text:style-name="P14"/>
      <text:p text:style-name="P14"/>
      <text:p text:style-name="P18"><text:span text:style-name="T6">Restricciones</text:span>:</text:p>
      <text:p text:style-name="P22"><text:span text:style-name="T20">(</text:span><text:span text:style-name="T21">1</text:span><text:span text:style-name="T20">) </text:span></text:p>
      <text:p text:style-name="P10">(2)</text:p>
      <text:p text:style-name="P20"><text:span text:style-name="T14">(</text:span><text:span text:style-name="T13">3) etc.</text:span></text:p>
      <text:p text:style-name="P27"/>
      <text:p text:style-name="P14"/>
      <text:p text:style-name="P14"/>
      <text:p text:style-name="P14"/>
      <text:p text:style-name="P14"/>
      <text:p text:style-name="P14"/>
      <text:p text:style-name="P14"/>
      <text:p text:style-name="P31"><text:span text:style-name="T31">[</text:span><text:span text:style-name="T32">1</text:span><text:span text:style-name="T31"> punto]</text:span> EJERCICIO 3: MODELADO FÍSICO DDL (MODIFICACIÓN DE METADATOS)</text:p>
      <text:p text:style-name="P25">Indica las sentencias necesarias para realizar estas modificaciones en MySQL. <text:span text:style-name="T42">Recuerda tener</text:span><text:span text:style-name="T41"> cuidado con el orden de las instrucciones.</text:span></text:p>
      <text:p text:style-name="P28"/>
      <text:p text:style-name="P28"/>
      <text:list xml:id="list2184418180" text:style-name="L2">
        <text:list-item>
          <text:p text:style-name="P36"><text:span text:style-name="T39">Operación 1 </text:span><text:span text:style-name="T40">(copiar enunciado)</text:span></text:p>
        </text:list-item>
      </text:list>
      <text:p text:style-name="P6"/>
      <text:p text:style-name="P8">// Explicación de la solución</text:p>
      <text:p text:style-name="P8">SENTENCIA 1;</text:p>
      <text:p text:style-name="P8">SENTENCIA 2;</text:p>
      <text:p text:style-name="P6">…</text:p>
      <text:p text:style-name="P8">SENTENCIA N;</text:p>
      <text:p text:style-name="P6"/>
      <text:p text:style-name="P6"/>
      <text:list xml:id="list2835293681" text:style-name="L3">
        <text:list-item>
          <text:p text:style-name="P34">Operación <text:span text:style-name="T38">2</text:span> <text:span text:style-name="T37">(copiar enunciado)</text:span></text:p>
        </text:list-item>
      </text:list>
      <text:p text:style-name="P8"/>
      <text:p text:style-name="P8">// Explicación de la solución</text:p>
      <text:p text:style-name="P8">SENTENCIA 1;</text:p>
      <text:p text:style-name="P8">SENTENCIA 2;</text:p>
      <text:p text:style-name="P6">…</text:p>
      <text:p text:style-name="P8">SENTENCIA N</text:p>
      <text:p text:style-name="P8"/>
      <text:p text:style-name="P14"/>
      <text:p text:style-name="P14"/>
      <text:p text:style-name="P14"/>
      <text:p text:style-name="P23">[…] etc.</text:p>
      <text:p text:style-name="P14"/>
      <text:p text:style-name="P14"/>
      <text:p text:style-name="P14"/>
      <text:p text:style-name="P31"><text:span text:style-name="T31">[2 puntos]</text:span> EJERCICIO 4: MODELADO FÍSICO DML (MANIPULACIÓN DE DATOS)</text:p>
      <text:p text:style-name="P26">Indica las sentencias necesarias para realizar estas modificaciones en MySQL. <text:span text:style-name="T42">Recuerda tener</text:span><text:span text:style-name="T41"> cuidado con el orden de las instrucciones.</text:span></text:p>
      <text:p text:style-name="P29"/>
      <text:p text:style-name="P29"/>
      <text:list xml:id="list926161419" text:style-name="L4">
        <text:list-item>
          <text:p text:style-name="P35">Operación 1 <text:span text:style-name="T37">(copiar enunciado)</text:span></text:p>
        </text:list-item>
      </text:list>
      <text:p text:style-name="P6"/>
      <text:p text:style-name="P8">// Explicación de la solución</text:p>
      <text:p text:style-name="P8">SENTENCIA 1;</text:p>
      <text:p text:style-name="P8">SENTENCIA 2;</text:p>
      <text:p text:style-name="P14">…</text:p>
      <text:p text:style-name="P14"/>
      <text:p text:style-name="P14"/>
      <text:list xml:id="list233707147305617" text:continue-numbering="true" text:style-name="L4">
        <text:list-item>
          <text:p text:style-name="P35">Operación <text:span text:style-name="T38">2</text:span> <text:span text:style-name="T37">(copiar enunciado)</text:span></text:p>
        </text:list-item>
      </text:list>
      <text:p text:style-name="P7"/>
      <text:p text:style-name="P9">// Explicación de la solución</text:p>
      <text:p text:style-name="P9">SENTENCIA 1;</text:p>
      <text:p text:style-name="P9">SENTENCIA 2;</text:p>
      <text:p text:style-name="P15">…</text:p>
      <text:p text:style-name="P14"/>
      <text:p text:style-name="P14"/>
      <text:p text:style-name="P14"/>
      <text:p text:style-name="P24">[…] etc.</text:p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5">
      <number:hours number:style="long"/>
      <number:minutes number:style="long"/>
    </number:time-style>
    <number:date-style style:name="N104">
      <number:year/>
      <number:month number:style="long"/>
      <number:day number:style="long"/>
    </number:date-style>
    <number:time-style style:name="N10105" number:language="es" number:country="ES">
      <number:hours number:style="long"/>
      <number:minutes number:style="long"/>
    </number:time-style>
    <number:date-style style:name="N10104" number:language="es" number:country="ES">
      <number:year/>
      <number:month number:style="long"/>
      <number:day number:style="long"/>
    </number:date-style>
  </office:styles>
  <office:automatic-styles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17cm" style:rel-column-width="9638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padding="0.101cm" fo:border="none" style:writing-mode="page"/>
    </style:style>
    <style:style style:name="MP1" style:family="paragraph" style:parent-style-name="Table_20_Contents">
      <style:text-properties fo:color="#ff5254" loext:opacity="100%" style:font-name="Calibri" fo:language="es" fo:country="ES" fo:font-weight="bold" officeooo:rsid="001ce776" officeooo:paragraph-rsid="001ce776" style:font-weight-asian="bold" style:font-weight-complex="bold"/>
    </style:style>
    <style:style style:name="MP2" style:family="paragraph" style:parent-style-name="Table_20_Contents">
      <style:text-properties style:font-name="Calibri" fo:language="es" fo:country="ES" officeooo:rsid="001ce776" officeooo:paragraph-rsid="001ce776"/>
    </style:style>
    <style:style style:name="MP3" style:family="paragraph" style:parent-style-name="Standard">
      <style:paragraph-properties fo:text-align="start" style:justify-single-word="false"/>
      <style:text-properties fo:color="#999999" loext:opacity="100%" style:font-name="Calibri" fo:font-size="10pt" fo:language="es" fo:country="ES" fo:font-style="italic" fo:font-weight="bold" officeooo:rsid="001e2e5f" officeooo:paragraph-rsid="001ce776" style:font-style-asian="italic" style:font-weight-asian="bold" style:font-style-complex="italic" style:font-weight-complex="bold"/>
    </style:style>
    <style:style style:name="MP4" style:family="paragraph" style:parent-style-name="Footer">
      <style:paragraph-properties fo:text-align="start" style:justify-single-word="false"/>
      <style:text-properties fo:color="#ff5254" loext:opacity="100%" style:font-name="Calibri" fo:font-size="10pt" fo:language="es" fo:country="ES" officeooo:paragraph-rsid="001e2e5f" style:font-size-asian="10pt" style:font-size-complex="10pt"/>
    </style:style>
    <style:style style:name="MT1" style:family="text">
      <style:text-properties officeooo:rsid="00218e9a"/>
    </style:style>
    <style:style style:name="MT2" style:family="text">
      <style:text-properties fo:text-transform="uppercase" fo:font-size="11pt" fo:font-weight="bold" officeooo:rsid="013be9f4" style:font-size-asian="11pt" style:font-weight-asian="bold" style:font-size-complex="11pt" style:font-weight-complex="bold"/>
    </style:style>
    <style:style style:name="MT3" style:family="text">
      <style:text-properties fo:text-transform="uppercase" fo:font-size="11pt" fo:font-weight="bold" officeooo:rsid="0028f140" style:font-size-asian="11pt" style:font-weight-asian="bold" style:font-size-complex="11pt" style:font-weight-complex="bold"/>
    </style:style>
    <style:style style:name="MT4" style:family="text">
      <style:text-properties fo:font-size="11pt" fo:font-weight="bold" officeooo:rsid="000caee2" style:font-size-asian="11pt" style:font-weight-asian="bold" style:font-size-complex="11pt" style:font-weight-complex="bold"/>
    </style:style>
    <style:style style:name="MT5" style:family="text">
      <style:text-properties fo:font-size="11pt" fo:font-weight="bold" style:font-size-asian="11pt" style:font-weight-asian="bold" style:font-size-complex="11pt" style:font-weight-complex="bold"/>
    </style:style>
    <style:page-layout style:name="Mpm1">
      <style:page-layout-properties fo:page-width="21.001cm" fo:page-height="29.7cm" style:num-format="1" style:print-orientation="portrait" fo:margin-top="0.4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row table:style-name="Tabla2.1">
            <table:table-cell table:style-name="Tabla2.A1" office:value-type="string">
              <text:p text:style-name="MP1">APELLIDOS, NOMBRE / COGNOMS, NOM</text:p>
            </table:table-cell>
          </table:table-row>
          <table:table-row table:style-name="Tabla2.1">
            <table:table-cell table:style-name="Tabla2.A1" office:value-type="string">
              <text:p text:style-name="MP2"><text:span text:style-name="MT1">Apellido1 Apellido2</text:span>, <text:span text:style-name="MT1">Nombre</text:span></text:p>
            </table:table-cell>
          </table:table-row>
        </table:table>
        <text:p text:style-name="MP3">Gracias por empezar cada ejercicio en una nueva cara</text:p>
      </style:header>
      <style:footer>
        <text:user-field-decls>
          <text:user-field-decl office:value-type="string" office:string-value="BASES DE DATOS" text:name="Modulo"/>
          <text:user-field-decl office:value-type="string" office:string-value="ACTIVIDAD EVALUABLE 2" text:name="Tema"/>
        </text:user-field-decls>
        <text:p text:style-name="MP4"><text:span text:style-name="MT2">DAW/</text:span><text:span text:style-name="MT3">dam</text:span><text:span text:style-name="MT4"> - </text:span><text:span text:style-name="MT5"><text:user-field-get text:name="Modulo">BASES DE DATOS</text:user-field-get></text:span><text:span text:style-name="MT5"><text:s text:c="36"/></text:span><text:span text:style-name="MT5"><text:user-field-get text:name="Tema">ACTIVIDAD EVALUABLE 2</text:user-field-get></text:span><text:span text:style-name="MT5"><text:tab/></text:span><text:page-number text:select-page="current">4</text:page-number> / 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7T17:32:38.798000000</meta:creation-date>
    <dc:date>2023-11-29T23:37:06.415728191</dc:date>
    <meta:editing-duration>PT1H39M20S</meta:editing-duration>
    <meta:editing-cycles>35</meta:editing-cycles>
    <meta:generator>LibreOffice/7.3.7.2$Linux_X86_64 LibreOffice_project/30$Build-2</meta:generator>
    <meta:document-statistic meta:table-count="1" meta:image-count="0" meta:object-count="0" meta:page-count="4" meta:paragraph-count="59" meta:word-count="269" meta:character-count="1648" meta:non-whitespace-character-count="1405"/>
  </office:meta>
</office:document-meta>
</file>